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Consolas1" svg:font-family="Consolas"/>
    <style:font-face style:name="F" svg:font-family=""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Heading_20_1">
      <style:paragraph-properties fo:text-align="center" style:justify-single-word="false"/>
    </style:style>
    <style:style style:name="P2" style:family="paragraph" style:parent-style-name="Heading_20_1">
      <style:text-properties officeooo:rsid="001165fc" officeooo:paragraph-rsid="001165fc"/>
    </style:style>
    <style:style style:name="P3" style:family="paragraph" style:parent-style-name="Standard">
      <style:text-properties officeooo:paragraph-rsid="00170246"/>
    </style:style>
    <style:style style:name="P4" style:family="paragraph" style:parent-style-name="Standard">
      <style:text-properties officeooo:rsid="0018a323" officeooo:paragraph-rsid="0018a323"/>
    </style:style>
    <style:style style:name="P5" style:family="paragraph" style:parent-style-name="Text_20_body">
      <style:paragraph-properties fo:text-align="center" style:justify-single-word="false"/>
    </style:style>
    <style:style style:name="P6" style:family="paragraph" style:parent-style-name="Text_20_body">
      <style:text-properties officeooo:rsid="001165fc" officeooo:paragraph-rsid="001165fc"/>
    </style:style>
    <style:style style:name="P7" style:family="paragraph" style:parent-style-name="Text_20_body">
      <style:text-properties officeooo:rsid="001165fc" officeooo:paragraph-rsid="0011dcae"/>
    </style:style>
    <style:style style:name="P8" style:family="paragraph" style:parent-style-name="Text_20_body">
      <style:text-properties officeooo:paragraph-rsid="001165fc"/>
    </style:style>
    <style:style style:name="P9" style:family="paragraph" style:parent-style-name="Text_20_body">
      <style:text-properties officeooo:rsid="0011dcae" officeooo:paragraph-rsid="0011dcae"/>
    </style:style>
    <style:style style:name="P10" style:family="paragraph" style:parent-style-name="Text_20_body">
      <style:text-properties officeooo:paragraph-rsid="0011dcae"/>
    </style:style>
    <style:style style:name="P11" style:family="paragraph" style:parent-style-name="Text_20_body">
      <style:text-properties officeooo:rsid="0012fc69" officeooo:paragraph-rsid="0012fc69"/>
    </style:style>
    <style:style style:name="P12" style:family="paragraph" style:parent-style-name="Text_20_body">
      <style:text-properties officeooo:paragraph-rsid="0012fc69"/>
    </style:style>
    <style:style style:name="P13" style:family="paragraph" style:parent-style-name="Text_20_body">
      <style:text-properties officeooo:paragraph-rsid="001423b4"/>
    </style:style>
    <style:style style:name="P14" style:family="paragraph" style:parent-style-name="Text_20_body">
      <style:text-properties officeooo:paragraph-rsid="00142bc2"/>
    </style:style>
    <style:style style:name="P15" style:family="paragraph" style:parent-style-name="Text_20_body">
      <style:text-properties officeooo:paragraph-rsid="0014c79e"/>
    </style:style>
    <style:style style:name="P16" style:family="paragraph" style:parent-style-name="Text_20_body">
      <style:text-properties officeooo:rsid="0015a107" officeooo:paragraph-rsid="0015a107"/>
    </style:style>
    <style:style style:name="P17" style:family="paragraph" style:parent-style-name="Text_20_body">
      <style:text-properties officeooo:paragraph-rsid="0015a107"/>
    </style:style>
    <style:style style:name="P18" style:family="paragraph" style:parent-style-name="Text_20_body">
      <style:text-properties officeooo:paragraph-rsid="00165861"/>
    </style:style>
    <style:style style:name="P19" style:family="paragraph" style:parent-style-name="Text_20_body">
      <style:text-properties officeooo:rsid="00165861" officeooo:paragraph-rsid="00165861"/>
    </style:style>
    <style:style style:name="P20" style:family="paragraph" style:parent-style-name="Text_20_body" style:list-style-name="L1">
      <style:text-properties officeooo:rsid="00165861" officeooo:paragraph-rsid="00165861"/>
    </style:style>
    <style:style style:name="P21" style:family="paragraph" style:parent-style-name="Text_20_body" style:list-style-name="L1">
      <style:text-properties officeooo:paragraph-rsid="00165861"/>
    </style:style>
    <style:style style:name="P22" style:family="paragraph" style:parent-style-name="Text_20_body" style:list-style-name="L1">
      <style:text-properties officeooo:paragraph-rsid="00170246"/>
    </style:style>
    <style:style style:name="P23" style:family="paragraph" style:parent-style-name="Text_20_body">
      <style:text-properties officeooo:rsid="00170246" officeooo:paragraph-rsid="00170246"/>
    </style:style>
    <style:style style:name="P24" style:family="paragraph" style:parent-style-name="Text_20_body">
      <style:text-properties officeooo:paragraph-rsid="00170246"/>
    </style:style>
    <style:style style:name="P25" style:family="paragraph" style:parent-style-name="Text_20_body">
      <style:text-properties officeooo:rsid="0018a323" officeooo:paragraph-rsid="0018a323"/>
    </style:style>
    <style:style style:name="P26" style:family="paragraph" style:parent-style-name="Text_20_body">
      <style:text-properties officeooo:rsid="0019632c" officeooo:paragraph-rsid="0019632c"/>
    </style:style>
    <style:style style:name="P27" style:family="paragraph">
      <style:paragraph-properties style:text-autospace="none"/>
      <style:text-properties style:font-name="F" fo:font-size="12pt"/>
    </style:style>
    <style:style style:name="P28" style:family="paragraph">
      <style:paragraph-properties style:text-autospace="none"/>
      <style:text-properties fo:color="#000000" style:font-name="Consolas1" fo:font-size="9.5pt" style:font-name-asian="Consolas1" style:font-size-asian="9.5pt" style:font-name-complex="Consolas1" style:font-size-complex="9.5pt"/>
    </style:style>
    <style:style style:name="P29" style:family="paragraph">
      <loext:graphic-properties draw:fill="none" draw:fill-color="#ffffff"/>
    </style:style>
    <style:style style:name="T1" style:family="text">
      <style:text-properties officeooo:rsid="001165fc"/>
    </style:style>
    <style:style style:name="T2" style:family="text">
      <style:text-properties officeooo:rsid="0011dcae"/>
    </style:style>
    <style:style style:name="T3" style:family="text">
      <style:text-properties officeooo:rsid="0012fc69"/>
    </style:style>
    <style:style style:name="T4" style:family="text">
      <style:text-properties officeooo:rsid="00142bc2"/>
    </style:style>
    <style:style style:name="T5" style:family="text">
      <style:text-properties officeooo:rsid="0014c79e"/>
    </style:style>
    <style:style style:name="T6" style:family="text">
      <style:text-properties officeooo:rsid="0015a107"/>
    </style:style>
    <style:style style:name="T7" style:family="text">
      <style:text-properties officeooo:rsid="00165861"/>
    </style:style>
    <style:style style:name="T8" style:family="text">
      <style:text-properties officeooo:rsid="00170246"/>
    </style:style>
    <style:style style:name="T9" style:family="text">
      <style:text-properties fo:color="#a31515" style:font-name="Consolas" fo:font-size="9.5pt" style:font-size-asian="9.5pt"/>
    </style:style>
    <style:style style:name="T10" style:family="text">
      <style:text-properties officeooo:rsid="0019632c"/>
    </style:style>
    <style:style style:name="T11" style:family="text">
      <style:text-properties officeooo:rsid="001ac6a3"/>
    </style:style>
    <style:style style:name="T12" style:family="text">
      <style:text-properties fo:color="#808080" style:font-name="Consolas1" fo:font-size="9.5pt" style:font-name-asian="Consolas1" style:font-size-asian="9.5pt" style:font-name-complex="Consolas1" style:font-size-complex="9.5pt"/>
    </style:style>
    <style:style style:name="T13" style:family="text">
      <style:text-properties fo:color="#000000" style:font-name="Consolas1" fo:font-size="9.5pt" style:font-name-asian="Consolas1" style:font-size-asian="9.5pt" style:font-name-complex="Consolas1" style:font-size-complex="9.5pt"/>
    </style:style>
    <style:style style:name="T14" style:family="text">
      <style:text-properties fo:color="#a31515" style:font-name="Consolas1" fo:font-size="9.5pt" style:font-name-asian="Consolas1" style:font-size-asian="9.5pt" style:font-name-complex="Consolas1" style:font-size-complex="9.5pt"/>
    </style:style>
    <style:style style:name="T15" style:family="text">
      <style:text-properties style:font-name="Consolas1" fo:font-size="9.5pt" style:font-name-asian="Consolas1" style:font-size-asian="9.5pt" style:font-name-complex="Consolas1" style:font-size-complex="9.5pt"/>
    </style:style>
    <style:style style:name="T16" style:family="text">
      <style:text-properties fo:color="#0000ff" style:font-name="Consolas1" fo:font-size="9.5pt" style:font-name-asian="Consolas1" style:font-size-asian="9.5pt" style:font-name-complex="Consolas1" style:font-size-complex="9.5pt"/>
    </style:style>
    <style:style style:name="T17" style:family="text">
      <style:text-properties fo:color="#2b91af" style:font-name="Consolas1" fo:font-size="9.5pt" style:font-name-asian="Consolas1" style:font-size-asian="9.5pt" style:font-name-complex="Consolas1" style:font-size-complex="9.5pt"/>
    </style:style>
    <style:style style:name="T18" style:family="text">
      <style:text-properties fo:color="#008080" style:font-name="Consolas1" fo:font-size="9.5pt" style:font-name-asian="Consolas1" style:font-size-asian="9.5pt" style:font-name-complex="Consolas1" style:font-size-complex="9.5pt"/>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none" svg:stroke-color="#000000" draw:fill="none" draw:fill-color="#ffffff" fo:min-height="2.223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A Modern Guide to Network Programming</text:h>
      <text:p text:style-name="P5"/>
      <text:h text:style-name="P2" text:outline-level="1">Why modernise?</text:h>
      <text:p text:style-name="Text_20_body">Linux uses Berkeley Sockets, and that’<text:span text:style-name="T1">s as good as it get right?</text:span></text:p>
      <text:p text:style-name="P6">Wrong?</text:p>
      <text:p text:style-name="P8"><text:span text:style-name="T1">Most books on networking assume that you will be working with old code bases. Most of the networking interfaces have not changed since the 1970’s, and so rather than burden the reader with new new concepts, it is easier to restrict you</text:span><text:span text:style-name="T2">r</text:span><text:span text:style-name="T1"> programming examples </text:span><text:span text:style-name="T2">to</text:span><text:span text:style-name="T1"> use the technology of the 1970’s.</text:span></text:p>
      <text:p text:style-name="P8"><text:span text:style-name="T1">This is just so wrong. The actual technology underlying networking has changed radically. The CPU’s have changed radically. The memory costs have changed radically. The language of choice for networking programming (C) has changed radically. C is now rivalled by C++, it’s big brother. A common mistake is to learn to program for networks from books that teach 1970’s C. You get your examples working. You start programming your large scale problem. You quickly learn that the 1970’s were not a technological nirvana, but a hell hole easy-to-make mistakes and quirky language features. You figure, you may as well use a more modern language, and skip right to using something like C#.</text:span></text:p>
      <text:p text:style-name="P8"><text:span text:style-name="T1">You would be hard pushed to find anything as modern as a class in a networking guide. That is how out-of-date </text:span><text:span text:style-name="T2">they are. It is no wonder that so many network programmers consider C++ a foreign language. So the biggest reason I am writing this guide is because it is like shooting fish in a barrel. Not everything in this guide will be 100% right. However, it will be better than almost every book ever published about Network programming in C/C++.</text:span></text:p>
      <text:p text:style-name="P7"/>
      <text:h text:style-name="Heading_20_1" text:outline-level="1">Lets start by using std::network</text:h>
      <text:p text:style-name="P10"><text:span text:style-name="T2">Okay, it’s lie. There is no such thing as std::network. Except there is, you can download it. You can read the specification of it. It was produced by the C++ standards committee a long time ago. It is updated by the group. It simply failed to find enough traction from the compiler writers, and so it was removed at the last minute from the official standard.</text:span></text:p>
      <text:p text:style-name="P9">This in my opinion of the “perfect being the enemy of the good”. We are left producing yet another generation of people who think being a network programmer is all about knowing how “bind” works.</text:p>
      <text:p text:style-name="P10"><text:span text:style-name="T2">Instead lets look at ASIO (the ASyncronous IO) library, which is what std::network was based on. It is present in boost, which has led many to improperly believe that it is complicated and has a hefty learning curve. It is available to download as a stand-alone, header only library here </text:span><text:a xlink:type="simple" xlink:href="https://sourceforge.net/projects/asio/files/asio/1.16.1%20%28Stable%29/asio-1.16.1.zip/d" text:style-name="Internet_20_link" text:visited-style-name="Visited_20_Internet_20_Link">https://sourceforge.net/projects/asio/files/asio/1.16.1%20%28Stable%29/asio-1.16.1.zip/d</text:a> </text:p>
      <text:p text:style-name="P10"/>
      <text:p text:style-name="P11"><text:soft-page-break/>Other libraries exist. However, ASIO will prepare you well for when C++ actually comes up with a standard network solution.</text:p>
      <text:p text:style-name="P24"><text:span text:style-name="T8">Tip : </text:span></text:p>
      <text:p text:style-name="P24"><text:span text:style-name="T8">Windows actually defines two networking models, WinSock2, and the deprecated original WinSock. </text:span></text:p>
      <text:p text:style-name="P24"><text:span text:style-name="T8">ASIO picks which one to use based on the windows version, thus if you include asio before WinSock, it will ask you to define your windows version.</text:span></text:p>
      <text:p text:style-name="P24"><text:span text:style-name="T8">My advice is to skip the nonsense and just ensure you include WinSock2.h before include &lt;asio.hpp&gt;. (No one uses WinSock anymore, and hasn’t for a very long time).</text:span></text:p>
      <text:h text:style-name="Heading_20_1" text:outline-level="1">Basics: What is a network</text:h>
      <text:p text:style-name="P13"><text:span text:style-name="T3">A network is a collection of endpoints. An endpoint is an entity with it’s own unique address (IP/port).</text:span></text:p>
      <text:p text:style-name="P13"><text:span text:style-name="T3">To send data from one machine to another, you must first choose a local endpoint (so the receiver knows who to reply to). You then select a remote endpoint (something that you want to receive the data). You then ask the network to send from your end-point to their end-point. </text:span><text:span text:style-name="T4">The network will frequently choose to send your traffic via other endpoints, which is a process known as routing, but this is invisible to the software.</text:span></text:p>
      <text:p text:style-name="P14"><text:span text:style-name="T4">The software equivalent of an endpoint is a socket. You associate a socket with an endpoint by binding it to it. Most libraries assume that there is a one-to-one mapping between endpoint and sockets, and so create a socket with an endpoint address, it will use that. If you don’t, it will simply just pick any available endpoint.</text:span></text:p>
      <text:p text:style-name="P14"><text:span text:style-name="T4">How does the software know when data has arrived? At the bear-metal level, a hardware exception is raised, and a handler is invoked to read the data. </text:span><text:span text:style-name="T5">This is data for the entire system. However, if you register your endpoint, the system will will call a function you provide. </text:span><text:span text:style-name="T4">Your software might be sleeping when the exception is handled, so the handler has to wake your process up, </text:span><text:span text:style-name="T5">which is expensive</text:span><text:span text:style-name="T4">. </text:span><text:span text:style-name="T5">However, </text:span><text:span text:style-name="T4">operating systems have invented a special system to deal with this. On Windows it is known as a IO-completion </text:span><text:span text:style-name="T6">port</text:span><text:span text:style-name="T4">. It acts as a light-</text:span><text:span text:style-name="T5">weight mini-thread. In this way, the impact on the overall system is radically reduced. If you only use this callback to copy the data, for later use, you can avoid waking your process thread, and achieve much better throughput. Linux has a similar system.</text:span></text:p>
      <text:p text:style-name="P17"><text:span text:style-name="T6">Note, on Windows, all of this applies to to file operations as well. Asio provides Windows only code to deal with asyncronous file operations too (and boy do they rock). </text:span></text:p>
      <text:h text:style-name="Heading_20_1" text:outline-level="1">Asio basic concepts</text:h>
      <text:p text:style-name="P15"><text:span text:style-name="T5">Asynchronous, means that you ask for something to be done, and something else does it. This means that you can never really know how long something will take. I have to say this, because the term has been abused in generic programming for so long, that it has become confused with the term Concurrent, which means doing more than one thing at the same time. <text:s/>In computing, concurrency implies Asyncronous, but Asyncronous does not imply concurrency. One of the myths </text:span><text:soft-page-break/><text:span text:style-name="T5">that needs to killed immediately (often spread by old networking books) is that you should use threads when networking. You can do, but should avoid it unless it is required.</text:span></text:p>
      <text:h text:style-name="Heading_20_3" text:outline-level="3">IOContext</text:h>
      <text:p text:style-name="P15"><text:span text:style-name="T5">Asio provides a central object to base all your Asyncronous activity. This is called an IO-Context. On Windows, it maps directly to the concept of a IO-Completion </text:span><text:span text:style-name="T6">port</text:span><text:span text:style-name="T5">. It is the first object you should create </text:span><text:span text:style-name="T6">(and the last you should destroy). All other objects will register with it. If your objects do something synchronously, then this object will know when it is completed.</text:span></text:p>
      <text:p text:style-name="P24"><text:span text:style-name="T8">In games programming-terms, the context is the jobs-list. Task-oriented programming has quickly become the normal in games programming, due to it’s flexibility and efficiency. In effect, it is just a list of function objects to call.</text:span></text:p>
      <text:p text:style-name="P19">The most useful functions in the IOContext are</text:p>
      <text:list xml:id="list3237614247" text:style-name="L1">
        <text:list-item>
          <text:p text:style-name="P20">void run();<text:tab/>// block until all work is done.</text:p>
        </text:list-item>
        <text:list-item>
          <text:p text:style-name="P21"><text:span text:style-name="T7">bool poll_one(); // try and do only one piece of work, if there is no work to do return false.</text:span></text:p>
        </text:list-item>
        <text:list-item>
          <text:p text:style-name="P22"><text:span text:style-name="T8">void post(std::function&lt;void()&gt;); // register new work.</text:span></text:p>
        </text:list-item>
      </text:list>
      <text:p text:style-name="P18"><text:span text:style-name="T7">Using these </text:span><text:span text:style-name="T8">functions</text:span><text:span text:style-name="T7"> you can </text:span><text:span text:style-name="T8">quickly </text:span><text:span text:style-name="T7">create a variety of threading models, </text:span><text:span text:style-name="T8">it is also a useful debugging technique, to change the threading model to reduce the number of threads to make finding a problem easier.</text:span></text:p>
      <text:p text:style-name="P23"><draw:frame text:anchor-type="paragraph" draw:z-index="0" draw:name="Shape1" draw:style-name="gr1" draw:text-style-name="P29" svg:width="16.387cm" svg:height="4.329cm" svg:x="1.004cm" svg:y="0.658cm"><draw:text-box><text:p text:style-name="P27"><text:span text:style-name="T12">#include</text:span><text:span text:style-name="T13"> </text:span><text:span text:style-name="T14">&lt;WinSock2.h&gt;</text:span></text:p><text:p text:style-name="P27"><text:span text:style-name="T12">#include</text:span><text:span text:style-name="T13"> </text:span><text:span text:style-name="T14">&lt;asio.hpp&gt;</text:span></text:p><text:p text:style-name="P27"><text:span text:style-name="T12">#include</text:span><text:span text:style-name="T13"> </text:span><text:span text:style-name="T14">&lt;iostream&gt;</text:span></text:p><text:p text:style-name="P28"/><text:p text:style-name="P27"><text:span text:style-name="T16">int</text:span><text:span text:style-name="T13"> main()</text:span></text:p><text:p text:style-name="P28">{</text:p><text:p text:style-name="P27"><text:span text:style-name="T13"><text:tab/></text:span><text:span text:style-name="T13">asio::</text:span><text:span text:style-name="T17">io_context</text:span><text:span text:style-name="T13"><text:tab/></text:span><text:span text:style-name="T13">context;</text:span></text:p><text:p text:style-name="P28"/><text:p text:style-name="P27"><text:span text:style-name="T13"><text:tab/></text:span><text:span text:style-name="T13">context.post([]() {std::cout </text:span><text:span text:style-name="T18">&lt;&lt;</text:span><text:span text:style-name="T13"> </text:span><text:span text:style-name="T14">"hello\n"</text:span><text:span text:style-name="T13">;});</text:span></text:p><text:p text:style-name="P28"><text:tab/>context.run();</text:p><text:p text:style-name="P28">}</text:p></draw:text-box></draw:frame></text:p>
      <text:p text:style-name="P23"/>
      <text:p text:style-name="P3"><text:span text:style-name="T9"/></text:p>
      <text:p text:style-name="P18"/>
      <text:p text:style-name="P18"/>
      <text:p text:style-name="P18"/>
      <text:p text:style-name="P18"/>
      <text:p text:style-name="P25">This program for example just creates a piece of work to print “hello” then runs until it completes.</text:p>
      <text:p text:style-name="P25"><draw:frame text:anchor-type="paragraph" draw:z-index="1" draw:name="Shape1_0" draw:style-name="gr1" draw:text-style-name="P29" svg:width="16.387cm" svg:height="6.296cm" svg:x="1.004cm" svg:y="0.302cm"><draw:text-box><text:p text:style-name="P27"><text:span text:style-name="T12">#include</text:span><text:span text:style-name="T13"> </text:span><text:span text:style-name="T14">&lt;WinSock2.h&gt;</text:span></text:p><text:p text:style-name="P27"><text:span text:style-name="T12">#include</text:span><text:span text:style-name="T13"> </text:span><text:span text:style-name="T14">&lt;asio.hpp&gt;</text:span></text:p><text:p text:style-name="P27"><text:span text:style-name="T12">#include</text:span><text:span text:style-name="T13"> </text:span><text:span text:style-name="T14">&lt;iostream&gt;</text:span></text:p><text:p text:style-name="P27"><text:span text:style-name="T12">#include</text:span><text:span text:style-name="T13"> </text:span><text:span text:style-name="T14">&lt;thread&gt;</text:span></text:p><text:p text:style-name="P28"><text:span text:style-name="T15"/></text:p><text:p text:style-name="P27"><text:span text:style-name="T16">int</text:span><text:span text:style-name="T13"> main()</text:span></text:p><text:p text:style-name="P28"><text:span text:style-name="T15">{</text:span></text:p><text:p text:style-name="P27"><text:span text:style-name="T13"><text:tab/></text:span><text:span text:style-name="T13">asio::</text:span><text:span text:style-name="T17">io_context</text:span><text:span text:style-name="T13"><text:tab/></text:span><text:span text:style-name="T13">context;</text:span></text:p><text:p text:style-name="P28"><text:span text:style-name="T15"/></text:p><text:p text:style-name="P27"><text:span text:style-name="T13"><text:tab/></text:span><text:span text:style-name="T13">context.post([]() {std::cout </text:span><text:span text:style-name="T18">&lt;&lt;</text:span><text:span text:style-name="T13"> </text:span><text:span text:style-name="T14">"hello\n"</text:span><text:span text:style-name="T13">; });</text:span></text:p><text:p text:style-name="P27"><text:span text:style-name="T13"><text:tab/></text:span><text:span text:style-name="T13">context.post([]() {std::cout </text:span><text:span text:style-name="T18">&lt;&lt;</text:span><text:span text:style-name="T13"> </text:span><text:span text:style-name="T14">"world\n"</text:span><text:span text:style-name="T13">; });</text:span></text:p><text:p text:style-name="P27"><text:span text:style-name="T13"><text:tab/></text:span><text:span text:style-name="T13">std::</text:span><text:span text:style-name="T17">thread</text:span><text:span text:style-name="T13"> one{ [&amp;]() {context.run(); } };</text:span></text:p><text:p text:style-name="P27"><text:span text:style-name="T13"><text:tab/></text:span><text:span text:style-name="T13">std::</text:span><text:span text:style-name="T17">thread</text:span><text:span text:style-name="T13"> two{ [&amp;]() {context.run(); } };</text:span></text:p><text:p text:style-name="P28"><text:span text:style-name="T15"><text:tab/></text:span><text:span text:style-name="T15">one.join();</text:span></text:p><text:p text:style-name="P28"><text:span text:style-name="T15"><text:tab/></text:span><text:span text:style-name="T15">two.join();</text:span></text:p><text:p text:style-name="P28"><text:span text:style-name="T15">}</text:span></text:p></draw:text-box></draw:frame></text:p>
      <text:p text:style-name="P25"/>
      <text:p text:style-name="P25"/>
      <text:p text:style-name="P25"/>
      <text:p text:style-name="P25"/>
      <text:p text:style-name="P25"/>
      <text:p text:style-name="P25"/>
      <text:p text:style-name="P25"/>
      <text:p text:style-name="P4">This by contrast <text:span text:style-name="T10">uses two threads to consume all work then exits.</text:span></text:p>
      <text:p text:style-name="P4"/>
      <text:h text:style-name="Heading_20_3" text:outline-level="3"><text:soft-page-break/>TCP::acceptor</text:h>
      <text:p text:style-name="P17"><text:span text:style-name="T6">If your program wants to accept incoming tcp requests, it will need one of these. </text:span><text:span text:style-name="T10">It wraps the concept of handling incoming TCP connections, and deciding whether to accept it or not. If you accept, it will create either a socket (or if want a text-based network protocol, why not a tcp::iostream?)</text:span></text:p>
      <text:h text:style-name="Heading_20_3" text:outline-level="3">TCP::iostream</text:h>
      <text:p text:style-name="P16">Why make it complex?</text:p>
      <text:p text:style-name="P26">You can write networking code like it was <text:span text:style-name="T11">a iostream. If you like your output printf like, but with the advantages of type-safety, why not try std::format?</text:span></text:p>
      <text:p text:style-name="P26"/>
      <text:h text:style-name="Heading_20_1" text:outline-level="1">Doing something useful</text:h>
      <text:p text:style-name="P16"/>
      <text:p text:style-name="P16"/>
      <text:p text:style-name="P15"/>
      <text:p text:style-name="P15"/>
      <text:p text:style-name="P15"/>
      <text:p text:style-name="P15"/>
      <text:p text:style-name="P12"/>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Consolas1" svg:font-family="Consolas"/>
    <style:font-face style:name="F" svg:font-family="" style:font-family-generic="roman"/>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7-12T13:25:51.667000000</meta:creation-date>
    <dc:date>2020-07-12T19:04:32.940000000</dc:date>
    <meta:editing-duration>PT22M47S</meta:editing-duration>
    <meta:editing-cycles>1</meta:editing-cycles>
    <meta:document-statistic meta:table-count="0" meta:image-count="0" meta:object-count="0" meta:page-count="4" meta:paragraph-count="40" meta:word-count="1252" meta:character-count="7323" meta:non-whitespace-character-count="6109"/>
    <meta:generator>LibreOffice/6.4.5.2$Windows_X86_64 LibreOffice_project/a726b36747cf2001e06b58ad5db1aa3a9a1872d6</meta:generator>
  </office:meta>
</office:document-meta>
</file>